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Sans Serif" fo:font-size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Sans Serif" fo:font-size="12pt"/>
    </style:style>
    <style:style style:name="P3" style:family="paragraph" style:parent-style-name="Standard">
      <style:paragraph-properties fo:text-align="end" style:justify-single-word="false"/>
      <style:text-properties fo:color="#000000" style:font-name="Sans Serif" fo:font-size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Sans Serif" fo:font-size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Sans Serif" fo:font-size="12pt"/>
    </style:style>
  </office:automatic-styles>
  <office:body>
    <office:text>
      <text:tracked-changes>
        <text:changed-region xml:id="ct217759128" text:id="ct217759128">
          <text:insertion>
            <office:change-info>
              <dc:creator>Unknown Author</dc:creator>
              <dc:date>2011-03-29T20:28:00</dc:date>
            </office:change-info>
          </text:insertion>
        </text:changed-region>
        <text:changed-region xml:id="ct217759024" text:id="ct217759024">
          <text:deletion>
            <office:change-info>
              <dc:creator>Unknown Author</dc:creator>
              <dc:date>2011-03-29T20:28:00</dc:date>
            </office:change-info>
            <text:p text:style-name="P1">Rozwiązanie problemu komiwojażera przy pomocy symulowanego wyrzażaniani.</text:p>
          </text:deletion>
        </text:changed-region>
        <text:changed-region xml:id="ct219900192" text:id="ct219900192">
          <text:insertion>
            <office:change-info>
              <dc:creator>Unknown Author</dc:creator>
              <dc:date>2011-03-29T20:28:00</dc:date>
            </office:change-info>
          </text:insertion>
        </text:changed-region>
        <text:changed-region xml:id="ct221006640" text:id="ct221006640">
          <text:insertion>
            <office:change-info>
              <dc:creator>Unknown Author</dc:creator>
              <dc:date>2011-03-29T2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 zaliczeniowy z przedmiotu G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orzy:</text:p>
      <text:p text:style-name="P3">Mateusz Mielnicki</text:p>
      <text:p text:style-name="P3">Tomasz Kogut</text:p>
      <text:p text:style-name="P3"/>
      <text:p text:style-name="P1">Temat: "<text:change-start text:change-id="ct217759128"/>Optymalizacja czasu podróży za pomocą symulowanego wyżarzania - problem komiwojażera dla grafu niepełnego skierowanego<text:change-end text:change-id="ct217759128"/><text:change text:change-id="ct217759024"/>"<text:change-start text:change-id="ct219900192"/></text:p>
      <text:p text:style-name="P1"/>
      <text:p text:style-name="P1"/>
      <text:p text:style-name="P1">Wolno odiwedzić to samo miejsce dwa razy</text:p>
      <text:p text:style-name="P1"/>
      <text:p text:style-name="P1">Reprezentacja:</text:p>
      <text:p text:style-name="P1">Macierz sąsiedztwa wiersze i kolumny j.</text:p>
      <text:p text:style-name="P1">Plik tekstowy wczytywany, separacja ze spacjami.<text:change-end text:change-id="ct219900192"/><text:change-start text:change-id="ct221006640"/></text:p>
      <text:p text:style-name="P1"/>
      <text:p text:style-name="P1">Problemy:</text:p>
      <text:p text:style-name="P1">Generowanie sąsiedztwa</text:p>
      <text:p text:style-name="P1">Schładzanie</text:p>
      <text:p text:style-name="P1">Metoda Generowania trasy początkowej</text:p>
      <text:p text:style-name="P1"/>
      <text:p text:style-name="P1"><text:change-end text:change-id="ct22100664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Document_20_Title" style:display-name="Document Title" style:family="paragraph" style:next-style-name="Standard">
      <style:text-properties fo:font-size="24pt" fo:font-weight="bold"/>
    </style:style>
    <style:style style:name="Head_20_1" style:display-name="Head 1" style:family="paragraph" style:next-style-name="Standard" style:list-style-name="L">
      <style:paragraph-properties fo:text-align="start" style:justify-single-word="false"/>
      <style:text-properties fo:font-size="20pt" fo:font-weight="bold"/>
    </style:style>
    <style:style style:name="Head_20_2" style:display-name="Head 2" style:family="paragraph" style:next-style-name="Standard" style:list-style-name="L1">
      <style:paragraph-properties fo:text-align="start" style:justify-single-word="false"/>
      <style:text-properties fo:font-size="16pt" fo:font-weight="bold"/>
    </style:style>
    <style:style style:name="Head_20_3" style:display-name="Head 3" style:family="paragraph" style:next-style-name="Standard" style:list-style-name="L2">
      <style:paragraph-properties fo:text-align="start" style:justify-single-word="false"/>
      <style:text-properties fo:font-size="12pt" fo:font-weight="bold"/>
    </style:style>
    <style:style style:name="Enumerated_20_List" style:display-name="Enumerated List" style:family="paragraph" style:list-style-name="L">
      <style:paragraph-properties fo:text-align="start" style:justify-single-word="false"/>
    </style:style>
    <style:style style:name="Alphabetical_20_List" style:display-name="Alphabetical List" style:family="paragraph" style:list-style-name="L3">
      <style:paragraph-properties fo:text-align="start" style:justify-single-word="false"/>
    </style:style>
    <style:style style:name="Bullet_20_List" style:display-name="Bullet List" style:family="paragraph" style:list-style-name="L4">
      <style:paragraph-properties fo:text-align="start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669cm" style:num-format="1" style:print-orientation="portrait" fo:margin-top="1.482cm" fo:margin-bottom="1.482cm" fo:margin-left="0.988cm" fo:margin-right="0.98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8</meta:generator>
    <dc:title/>
    <meta:initial-creator>Nieznany</meta:initial-creator>
    <meta:editing-cycles>3</meta:editing-cycles>
    <dc:date>2011-03-29T20:29:45.80</dc:date>
    <meta:creation-date>2011-03-28T19:35:32</meta:creation-date>
    <meta:editing-duration>PT1M57S</meta:editing-duration>
    <meta:document-statistic meta:table-count="0" meta:image-count="0" meta:object-count="0" meta:page-count="1" meta:paragraph-count="14" meta:word-count="60" meta:character-count="492"/>
  </office:meta>
</office:document-meta>
</file>